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9" style:family="paragraph" style:parent-style-name="Table_20_Contents">
      <style:text-properties style:font-name="Times New Roman" officeooo:paragraph-rsid="0037033a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033a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37033a" style:font-size-asian="9pt" style:font-size-complex="9pt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 officeooo:rsid="0030c671"/>
    </style:style>
    <style:style style:name="T1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3">Declaração De Matrícula</text:p>
      <text:p text:style-name="P14"/>
      <text:p text:style-name="P19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2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2"/>
      <text:p text:style-name="P22"><text:text-input text:description="[/#if]">[/#if]</text:text-input></text:p>
      <text:p text:style-name="P8"/>
      <text:p text:style-name="P8"><text:span text:style-name="T10">Faculdade de </text:span><text:span text:style-name="T11">Farmácia</text:span><text:span text:style-name="T10"> da Universidade de Lisboa</text:span><text:span text:style-name="T15">, em </text:span><text:span text:style-name="T16"><text:text-input text:description="${lang.pt(dates.extendedDate(localizedDate.nowDate()))}">${lang.pt(dates.extendedDate(localizedDate.nowDate()))}</text:text-input></text:span><text:span text:style-name="T16"><text:text-input text:description="${lang.pt(dates.extendedDate(localizedDate.nowDate()))}"/></text:span><text:span text:style-name="T13">.</text:span></text:p>
      <text:p text:style-name="P15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6"><text:text-input text:description="[#if hasPricetag]">[#if hasPricetag]</text:text-input></text:p>
            <text:p text:style-name="P20"><text:span text:style-name="T14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10">Núcleo de Planeamento e Gestão Académica,</text:p>
            <text:p text:style-name="P10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6"><text:text-input text:description="[#if hasPricetag]">[#if hasPricetag]</text:text-input></text:p>
            <text:p text:style-name="P20"><text:span text:style-name="T14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07:53.286406121</dc:date>
    <meta:editing-duration>PT1H9M19S</meta:editing-duration>
    <meta:editing-cycles>37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7" meta:character-count="3025" meta:non-whitespace-character-count="2818"/>
  </office:meta>
</office:document-meta>
</file>